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2cm" svg:height="0.9cm" draw:z-index="0"><draw:image xlink:href="../../odt/images/3103.png" xlink:type="simple" xlink:show="embed" xlink:actuate="onLoad"/></draw:frame></text:p>
          </table:table-cell>
          <table:table-cell table:style-name="Table1.B1" office:value-type="string">
            <text:h text:style-name="P9" text:outline-level="1">Ветвление электрической цепи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379cm" svg:height="2.011cm" draw:z-index="1"><draw:image xlink:href="../../odt/images/3103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</text:span><text:span text:style-name="T2">п</text:span><text:span text:style-name="T1">роизводит разделение выхода граничного или внутреннего узла электрической цепи для подключения более двух рёбер к одному узлу.</text:span></text:p>
            <text:p text:style-name="P6">Блок имеет один вход и два выхода, при этом он выполняет суммирование токов источников.</text:p>
            <text:p text:style-name="P2"><text:span text:style-name="T1">Внутренняя структура данного блока приведена на рисунке </text:span><text:span text:style-name="T2">1:</text:span></text:p>
            <text:p text:style-name="P3"><draw:frame draw:style-name="fr2" draw:name="Графический объект3" text:anchor-type="as-char" svg:width="18.23cm" svg:height="8.837cm" draw:z-index="2"><draw:image xlink:href="../../odt/images/3103_ris_1.png" xlink:type="simple" xlink:show="embed" xlink:actuate="onLoad"/></draw:frame></text:p>
            <text:p text:style-name="P3">Рисунок 1</text:p>
            <text:p text:style-name="P4">При помощи блоков «Мультиплексор» данный блок производит объединение в единый вектор значений коэффициентов проводимости и номеров соседних узлов, а также суммирует токи источников.</text:p>
            <text:p text:style-name="P5"><text:span text:style-name="T3">Свойства</text:span><text:span text:style-name="T2">: для работы блока свойства задавать не требуется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твление электрической цепи</dc:title>
    <dc:date>2014-12-01T18:51:10.76</dc:date>
    <meta:generator>OpenOffice/4.1.1$Win32 OpenOffice.org_project/411m6$Build-9775</meta:generator>
    <meta:editing-duration>PT3H21M9S</meta:editing-duration>
    <meta:editing-cycles>88</meta:editing-cycles>
    <meta:document-statistic meta:table-count="1" meta:image-count="3" meta:object-count="0" meta:page-count="1" meta:paragraph-count="13" meta:word-count="83" meta:character-count="581"/>
    <meta:user-defined meta:name="Поле 1"/>
    <meta:user-defined meta:name="Поле 2"/>
    <meta:user-defined meta:name="Поле 3"/>
    <meta:user-defined meta:name="Поле 4"/>
  </office:meta>
</office:document-meta>
</file>